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Energy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P</text:p>
          </table:table-cell>
          <table:table-cell office:value-type="string">
            <text:p><text:s/>Oil and gas giant, responsible for wrecking the climate and some of the biggest ever environmental disasters.</text:p>
          </table:table-cell>
          <table:table-cell office:value-type="string">
            <text:p>1 St James Square, SW1Y 4PD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lean Coal</text:p>
          </table:table-cell>
          <table:table-cell office:value-type="string">
            <text:p><text:s/>Has five Underground Coal Gasification licenses around UK.</text:p>
          </table:table-cell>
          <table:table-cell office:value-type="string">
            <text:p>Third Floor. 15 Poland St. W1F 8Q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luff Natural Resources</text:p>
          </table:table-cell>
          <table:table-cell office:value-type="string">
            <text:p><text:s/>Purchased 2 new Underground Coal Gasification licences, one in Carmarthenshire, the other on the borders of Merseyside and North Wales.</text:p>
          </table:table-cell>
          <table:table-cell office:value-type="string">
            <text:p>Third Floor. 5-8 The Sanctuary. SW1P 3JS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Island Gas</text:p>
          </table:table-cell>
          <table:table-cell office:value-type="string">
            <text:p><text:s/>One of the Fracking bad guys. Interested in exploiting shale gas in the North West and Midlands.</text:p>
          </table:table-cell>
          <table:table-cell office:value-type="string">
            <text:p>7 Down Street. W1J 7AJ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23/05/2013</text:date>, <text:time>22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</meta:initial-creator>
    <meta:creation-date>2013-05-23T22:08:46</meta:creation-date>
    <dc:date>2013-05-23T22:08:59</dc:date>
    <dc:creator>samuel </dc:creator>
    <meta:editing-duration>PT00H00M13S</meta:editing-duration>
    <meta:editing-cycles>1</meta:editing-cycles>
    <meta:document-statistic meta:table-count="3" meta:cell-count="20" meta:object-count="0"/>
    <meta:generator>OpenOffice.org/3.2$Unix OpenOffice.org_project/320m19$Build-9505</meta:generator>
  </office:meta>
</office:document-meta>
</file>